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ature" table:style-name="ta1">
        <table:shapes>
          <draw:frame draw:z-index="0" draw:style-name="gr1" draw:text-style-name="P1" svg:width="243.53mm" svg:height="111.18mm" svg:x="102.27mm" svg:y="54.6mm">
            <draw:object draw:notify-on-update-of-ranges="feature.B1:feature.F1 feature.A2:feature.A2 feature.B2:feature.F2 feature.A3:feature.A3 feature.B3:feature.F3 feature.A4:feature.A4 feature.B4:feature.F4 feature.A5:feature.A5 feature.B5:feature.F5 feature.A6:feature.A6 feature.B6:feature.F6 feature.A7:feature.A7 feature.B7:feature.F7 feature.A8:feature.A8 feature.B8:feature.F8 feature.A9:feature.A9 feature.B9:feature.F9 feature.A10:feature.A10 feature.B10:feature.F10 feature.A11:feature.A11 feature.B11:featur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2.6" calcext:value-type="float">
            <text:p>2.6</text:p>
          </table:table-cell>
          <table:table-cell office:value-type="float" office:value="16.4" calcext:value-type="float">
            <text:p>16.4</text:p>
          </table:table-cell>
          <table:table-cell office:value-type="float" office:value="167.8" calcext:value-type="float">
            <text:p>167.8</text:p>
          </table:table-cell>
          <table:table-cell office:value-type="float" office:value="3877.4" calcext:value-type="float">
            <text:p>3877.4</text:p>
          </table:table-cell>
          <table:table-cell office:value-type="float" office:value="33485.6" calcext:value-type="float">
            <text:p>33485.6</text:p>
          </table:table-cell>
        </table:table-row>
        <table:table-row table:style-name="ro1">
          <table:table-cell office:value-type="string" calcext:value-type="string">
            <text:p>''Bloofi Reference''</text:p>
          </table:table-cell>
          <table:table-cell office:value-type="float" office:value="4" calcext:value-type="float">
            <text:p>4</text:p>
          </table:table-cell>
          <table:table-cell office:value-type="float" office:value="32.6" calcext:value-type="float">
            <text:p>32.6</text:p>
          </table:table-cell>
          <table:table-cell office:value-type="float" office:value="410.4" calcext:value-type="float">
            <text:p>410.4</text:p>
          </table:table-cell>
          <table:table-cell office:value-type="float" office:value="14665" calcext:value-type="float">
            <text:p>14665</text:p>
          </table:table-cell>
          <table:table-cell office:value-type="float" office:value="170066.2" calcext:value-type="float">
            <text:p>170066.2</text:p>
          </table:table-cell>
        </table:table-row>
        <table:table-row table:style-name="ro1">
          <table:table-cell office:value-type="string" calcext:value-type="string">
            <text:p>''Btree''</text:p>
          </table:table-cell>
          <table:table-cell office:value-type="float" office:value="9.4" calcext:value-type="float">
            <text:p>9.4</text:p>
          </table:table-cell>
          <table:table-cell office:value-type="float" office:value="58" calcext:value-type="float">
            <text:p>58</text:p>
          </table:table-cell>
          <table:table-cell office:value-type="float" office:value="903.6" calcext:value-type="float">
            <text:p>903.6</text:p>
          </table:table-cell>
          <table:table-cell office:value-type="float" office:value="14376" calcext:value-type="float">
            <text:p>14376</text:p>
          </table:table-cell>
          <table:table-cell office:value-type="float" office:value="120184" calcext:value-type="float">
            <text:p>120184</text:p>
          </table:table-cell>
        </table:table-row>
        <table:table-row table:style-name="ro1">
          <table:table-cell office:value-type="string" calcext:value-type="string">
            <text:p>''BtreeNoStack''</text:p>
          </table:table-cell>
          <table:table-cell office:value-type="float" office:value="16" calcext:value-type="float">
            <text:p>16</text:p>
          </table:table-cell>
          <table:table-cell office:value-type="float" office:value="54.6" calcext:value-type="float">
            <text:p>54.6</text:p>
          </table:table-cell>
          <table:table-cell office:value-type="float" office:value="824.6" calcext:value-type="float">
            <text:p>824.6</text:p>
          </table:table-cell>
          <table:table-cell office:value-type="float" office:value="8548.4" calcext:value-type="float">
            <text:p>8548.4</text:p>
          </table:table-cell>
          <table:table-cell office:value-type="float" office:value="69042" calcext:value-type="float">
            <text:p>6904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 office:value-type="float" office:value="283.4" calcext:value-type="float">
            <text:p>283.4</text:p>
          </table:table-cell>
          <table:table-cell office:value-type="float" office:value="7909.4" calcext:value-type="float">
            <text:p>7909.4</text:p>
          </table:table-cell>
          <table:table-cell office:value-type="float" office:value="88420" calcext:value-type="float">
            <text:p>88420</text:p>
          </table:table-cell>
        </table:table-row>
        <table:table-row table:style-name="ro1">
          <table:table-cell office:value-type="string" calcext:value-type="string">
            <text:p>''LimitedBtree''</text:p>
          </table:table-cell>
          <table:table-cell office:value-type="float" office:value="1.8" calcext:value-type="float">
            <text:p>1.8</text:p>
          </table:table-cell>
          <table:table-cell office:value-type="float" office:value="18.2" calcext:value-type="float">
            <text:p>18.2</text:p>
          </table:table-cell>
          <table:table-cell office:value-type="float" office:value="188.2" calcext:value-type="float">
            <text:p>188.2</text:p>
          </table:table-cell>
          <table:table-cell office:value-type="float" office:value="2652.8" calcext:value-type="float">
            <text:p>2652.8</text:p>
          </table:table-cell>
          <table:table-cell office:value-type="float" office:value="24366" calcext:value-type="float">
            <text:p>24366</text:p>
          </table:table-cell>
        </table:table-row>
        <table:table-row table:style-name="ro1">
          <table:table-cell office:value-type="string" calcext:value-type="string">
            <text:p>''LimitedHamming''</text:p>
          </table:table-cell>
          <table:table-cell office:value-type="float" office:value="8.4" calcext:value-type="float">
            <text:p>8.4</text:p>
          </table:table-cell>
          <table:table-cell office:value-type="float" office:value="34.2" calcext:value-type="float">
            <text:p>34.2</text:p>
          </table:table-cell>
          <table:table-cell office:value-type="float" office:value="287.2" calcext:value-type="float">
            <text:p>287.2</text:p>
          </table:table-cell>
          <table:table-cell office:value-type="float" office:value="6784.8" calcext:value-type="float">
            <text:p>6784.8</text:p>
          </table:table-cell>
          <table:table-cell office:value-type="float" office:value="87894.2" calcext:value-type="float">
            <text:p>87894.2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194.2" calcext:value-type="float">
            <text:p>194.2</text:p>
          </table:table-cell>
          <table:table-cell office:value-type="float" office:value="2742.6" calcext:value-type="float">
            <text:p>2742.6</text:p>
          </table:table-cell>
          <table:table-cell office:value-type="float" office:value="25556.6" calcext:value-type="float">
            <text:p>25556.6</text:p>
          </table:table-cell>
        </table:table-row>
        <table:table-row table:style-name="ro1">
          <table:table-cell office:value-type="string" calcext:value-type="string">
            <text:p>''Linear List''</text:p>
          </table:table-cell>
          <table:table-cell office:value-type="float" office:value="1.8" calcext:value-type="float">
            <text:p>1.8</text:p>
          </table:table-cell>
          <table:table-cell office:value-type="float" office:value="19.6" calcext:value-type="float">
            <text:p>19.6</text:p>
          </table:table-cell>
          <table:table-cell office:value-type="float" office:value="201.2" calcext:value-type="float">
            <text:p>201.2</text:p>
          </table:table-cell>
          <table:table-cell office:value-type="float" office:value="2822.8" calcext:value-type="float">
            <text:p>2822.8</text:p>
          </table:table-cell>
          <table:table-cell office:value-type="float" office:value="25911.4" calcext:value-type="float">
            <text:p>25911.4</text:p>
          </table:table-cell>
        </table:table-row>
        <table:table-row table:style-name="ro1">
          <table:table-cell office:value-type="string" calcext:value-type="string">
            <text:p>''PartialBtree''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37.4" calcext:value-type="float">
            <text:p>437.4</text:p>
          </table:table-cell>
          <table:table-cell office:value-type="float" office:value="2116.2" calcext:value-type="float">
            <text:p>2116.2</text:p>
          </table:table-cell>
          <table:table-cell office:value-type="float" office:value="26571.6" calcext:value-type="float">
            <text:p>2657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4:47:01.357552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8T14:48:06.972844731</dc:date>
    <meta:editing-duration>PT11M44S</meta:editing-duration>
    <meta:editing-cycles>3</meta:editing-cycles>
    <meta:generator>LibreOffice/6.0.7.3$Linux_X86_64 LibreOffice_project/00m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354cm" svg:height="11.119cm" xlink:href=".." xlink:type="simple" chart:class="chart:line" chart:style-name="ch1">
        <chart:legend svg:x="0cm" svg:y="0cm" style:legend-expansion="custom" chartooo:width="24.354cm" chartooo:height="11.119cm" style:legend-expansion-aspect-ratio="2.19030488353269" chart:style-name="ch2"/>
        <chart:plot-area chart:style-name="ch3" table:cell-range-address="feature.B1:feature.F11 feature.A2:feature.A11" chart:data-source-has-labels="both" svg:x="0.487cm" svg:y="0.222cm" svg:width="23.38cm" svg:height="10.675cm">
          <chartooo:coordinate-region svg:x="1.31cm" svg:y="0.424cm" svg:width="21.126cm" svg:height="9.82cm"/>
          <chart:axis chart:dimension="x" chart:name="primary-x" chart:style-name="ch4" chartooo:axis-type="auto">
            <chartooo:date-scale/>
            <chart:categories table:cell-range-address="feature.B1:featur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ature.B2:feature.F2" chart:label-cell-address="feature.A2:feature.A2" chart:class="chart:line">
            <chart:data-point chart:repeated="5"/>
          </chart:series>
          <chart:series chart:style-name="ch8" chart:values-cell-range-address="feature.B3:feature.F3" chart:label-cell-address="feature.A3:feature.A3" chart:class="chart:line">
            <chart:data-point chart:repeated="5"/>
          </chart:series>
          <chart:series chart:style-name="ch9" chart:values-cell-range-address="feature.B4:feature.F4" chart:label-cell-address="feature.A4:feature.A4" chart:class="chart:line">
            <chart:data-point chart:repeated="5"/>
          </chart:series>
          <chart:series chart:style-name="ch10" chart:values-cell-range-address="feature.B5:feature.F5" chart:label-cell-address="feature.A5:feature.A5" chart:class="chart:line">
            <chart:data-point chart:repeated="5"/>
          </chart:series>
          <chart:series chart:style-name="ch11" chart:values-cell-range-address="feature.B6:feature.F6" chart:label-cell-address="feature.A6:feature.A6" chart:class="chart:line">
            <chart:data-point chart:repeated="5"/>
          </chart:series>
          <chart:series chart:style-name="ch12" chart:values-cell-range-address="feature.B7:feature.F7" chart:label-cell-address="feature.A7:feature.A7" chart:class="chart:line">
            <chart:data-point chart:repeated="5"/>
          </chart:series>
          <chart:series chart:style-name="ch13" chart:values-cell-range-address="feature.B8:feature.F8" chart:label-cell-address="feature.A8:feature.A8" chart:class="chart:line">
            <chart:data-point chart:repeated="5"/>
          </chart:series>
          <chart:series chart:style-name="ch14" chart:values-cell-range-address="feature.B9:feature.F9" chart:label-cell-address="feature.A9:feature.A9" chart:class="chart:line">
            <chart:data-point chart:repeated="5"/>
          </chart:series>
          <chart:series chart:style-name="ch15" chart:values-cell-range-address="feature.B10:feature.F10" chart:label-cell-address="feature.A10:feature.A10" chart:class="chart:line">
            <chart:data-point chart:repeated="5"/>
          </chart:series>
          <chart:series chart:style-name="ch16" chart:values-cell-range-address="feature.B11:feature.F11" chart:label-cell-address="feature.A11:feature.A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ature.B1:featur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loofi Impl''</text:p>
                <draw:g>
                  <svg:desc>feature.A2:feature.A2</svg:desc>
                </draw:g>
              </table:table-cell>
              <table:table-cell office:value-type="float" office:value="2.6">
                <text:p>2.6</text:p>
                <draw:g>
                  <svg:desc>feature.B2:feature.F2</svg:desc>
                </draw:g>
              </table:table-cell>
              <table:table-cell office:value-type="float" office:value="16.4">
                <text:p>16.4</text:p>
              </table:table-cell>
              <table:table-cell office:value-type="float" office:value="167.8">
                <text:p>167.8</text:p>
              </table:table-cell>
              <table:table-cell office:value-type="float" office:value="3877.4">
                <text:p>3877.4</text:p>
              </table:table-cell>
              <table:table-cell office:value-type="float" office:value="33485.6">
                <text:p>33485.6</text:p>
              </table:table-cell>
            </table:table-row>
            <table:table-row>
              <table:table-cell office:value-type="string">
                <text:p>''Bloofi Reference''</text:p>
                <draw:g>
                  <svg:desc>feature.A3:feature.A3</svg:desc>
                </draw:g>
              </table:table-cell>
              <table:table-cell office:value-type="float" office:value="4">
                <text:p>4</text:p>
                <draw:g>
                  <svg:desc>feature.B3:feature.F3</svg:desc>
                </draw:g>
              </table:table-cell>
              <table:table-cell office:value-type="float" office:value="32.6">
                <text:p>32.6</text:p>
              </table:table-cell>
              <table:table-cell office:value-type="float" office:value="410.4">
                <text:p>410.4</text:p>
              </table:table-cell>
              <table:table-cell office:value-type="float" office:value="14665">
                <text:p>14665</text:p>
              </table:table-cell>
              <table:table-cell office:value-type="float" office:value="170066.2">
                <text:p>170066.2</text:p>
              </table:table-cell>
            </table:table-row>
            <table:table-row>
              <table:table-cell office:value-type="string">
                <text:p>''Btree''</text:p>
                <draw:g>
                  <svg:desc>feature.A4:feature.A4</svg:desc>
                </draw:g>
              </table:table-cell>
              <table:table-cell office:value-type="float" office:value="9.4">
                <text:p>9.4</text:p>
                <draw:g>
                  <svg:desc>feature.B4:feature.F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903.6">
                <text:p>903.6</text:p>
              </table:table-cell>
              <table:table-cell office:value-type="float" office:value="14376">
                <text:p>14376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string">
                <text:p>''BtreeNoStack''</text:p>
                <draw:g>
                  <svg:desc>feature.A5:feature.A5</svg:desc>
                </draw:g>
              </table:table-cell>
              <table:table-cell office:value-type="float" office:value="16">
                <text:p>16</text:p>
                <draw:g>
                  <svg:desc>feature.B5:feature.F5</svg:desc>
                </draw:g>
              </table:table-cell>
              <table:table-cell office:value-type="float" office:value="54.6">
                <text:p>54.6</text:p>
              </table:table-cell>
              <table:table-cell office:value-type="float" office:value="824.6">
                <text:p>824.6</text:p>
              </table:table-cell>
              <table:table-cell office:value-type="float" office:value="8548.4">
                <text:p>8548.4</text:p>
              </table:table-cell>
              <table:table-cell office:value-type="float" office:value="69042">
                <text:p>69042</text:p>
              </table:table-cell>
            </table:table-row>
            <table:table-row>
              <table:table-cell office:value-type="string">
                <text:p>''Hamming''</text:p>
                <draw:g>
                  <svg:desc>feature.A6:feature.A6</svg:desc>
                </draw:g>
              </table:table-cell>
              <table:table-cell office:value-type="float" office:value="5">
                <text:p>5</text:p>
                <draw:g>
                  <svg:desc>feature.B6:feature.F6</svg:desc>
                </draw:g>
              </table:table-cell>
              <table:table-cell office:value-type="float" office:value="20.8">
                <text:p>20.8</text:p>
              </table:table-cell>
              <table:table-cell office:value-type="float" office:value="283.4">
                <text:p>283.4</text:p>
              </table:table-cell>
              <table:table-cell office:value-type="float" office:value="7909.4">
                <text:p>7909.4</text:p>
              </table:table-cell>
              <table:table-cell office:value-type="float" office:value="88420">
                <text:p>88420</text:p>
              </table:table-cell>
            </table:table-row>
            <table:table-row>
              <table:table-cell office:value-type="string">
                <text:p>''LimitedBtree''</text:p>
                <draw:g>
                  <svg:desc>feature.A7:feature.A7</svg:desc>
                </draw:g>
              </table:table-cell>
              <table:table-cell office:value-type="float" office:value="1.8">
                <text:p>1.8</text:p>
                <draw:g>
                  <svg:desc>feature.B7:feature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88.2">
                <text:p>188.2</text:p>
              </table:table-cell>
              <table:table-cell office:value-type="float" office:value="2652.8">
                <text:p>2652.8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''LimitedHamming''</text:p>
                <draw:g>
                  <svg:desc>feature.A8:feature.A8</svg:desc>
                </draw:g>
              </table:table-cell>
              <table:table-cell office:value-type="float" office:value="8.4">
                <text:p>8.4</text:p>
                <draw:g>
                  <svg:desc>feature.B8:feature.F8</svg:desc>
                </draw:g>
              </table:table-cell>
              <table:table-cell office:value-type="float" office:value="34.2">
                <text:p>34.2</text:p>
              </table:table-cell>
              <table:table-cell office:value-type="float" office:value="287.2">
                <text:p>287.2</text:p>
              </table:table-cell>
              <table:table-cell office:value-type="float" office:value="6784.8">
                <text:p>6784.8</text:p>
              </table:table-cell>
              <table:table-cell office:value-type="float" office:value="87894.2">
                <text:p>87894.2</text:p>
              </table:table-cell>
            </table:table-row>
            <table:table-row>
              <table:table-cell office:value-type="string">
                <text:p>''Linear''</text:p>
                <draw:g>
                  <svg:desc>feature.A9:feature.A9</svg:desc>
                </draw:g>
              </table:table-cell>
              <table:table-cell office:value-type="float" office:value="1.8">
                <text:p>1.8</text:p>
                <draw:g>
                  <svg:desc>feature.B9:feature.F9</svg:desc>
                </draw:g>
              </table:table-cell>
              <table:table-cell office:value-type="float" office:value="18.8">
                <text:p>18.8</text:p>
              </table:table-cell>
              <table:table-cell office:value-type="float" office:value="194.2">
                <text:p>194.2</text:p>
              </table:table-cell>
              <table:table-cell office:value-type="float" office:value="2742.6">
                <text:p>2742.6</text:p>
              </table:table-cell>
              <table:table-cell office:value-type="float" office:value="25556.6">
                <text:p>25556.6</text:p>
              </table:table-cell>
            </table:table-row>
            <table:table-row>
              <table:table-cell office:value-type="string">
                <text:p>''Linear List''</text:p>
                <draw:g>
                  <svg:desc>feature.A10:feature.A10</svg:desc>
                </draw:g>
              </table:table-cell>
              <table:table-cell office:value-type="float" office:value="1.8">
                <text:p>1.8</text:p>
                <draw:g>
                  <svg:desc>feature.B10:feature.F10</svg:desc>
                </draw:g>
              </table:table-cell>
              <table:table-cell office:value-type="float" office:value="19.6">
                <text:p>19.6</text:p>
              </table:table-cell>
              <table:table-cell office:value-type="float" office:value="201.2">
                <text:p>201.2</text:p>
              </table:table-cell>
              <table:table-cell office:value-type="float" office:value="2822.8">
                <text:p>2822.8</text:p>
              </table:table-cell>
              <table:table-cell office:value-type="float" office:value="25911.4">
                <text:p>25911.4</text:p>
              </table:table-cell>
            </table:table-row>
            <table:table-row>
              <table:table-cell office:value-type="string">
                <text:p>''PartialBtree''</text:p>
                <draw:g>
                  <svg:desc>feature.A11:feature.A11</svg:desc>
                </draw:g>
              </table:table-cell>
              <table:table-cell office:value-type="float" office:value="8">
                <text:p>8</text:p>
                <draw:g>
                  <svg:desc>feature.B11:feature.F1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37.4">
                <text:p>437.4</text:p>
              </table:table-cell>
              <table:table-cell office:value-type="float" office:value="2116.2">
                <text:p>2116.2</text:p>
              </table:table-cell>
              <table:table-cell office:value-type="float" office:value="26571.6">
                <text:p>2657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